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82" officeooo:paragraph-rsid="00115582"/>
    </style:style>
    <style:style style:name="P2" style:family="paragraph" style:parent-style-name="Standard">
      <style:text-properties officeooo:rsid="00115582" officeooo:paragraph-rsid="00115582"/>
    </style:style>
    <style:style style:name="P3" style:family="paragraph" style:parent-style-name="Standard">
      <style:text-properties officeooo:rsid="00144d9d" officeooo:paragraph-rsid="00144d9d"/>
    </style:style>
    <style:style style:name="P4" style:family="paragraph" style:parent-style-name="Standard">
      <style:text-properties officeooo:rsid="001727be" officeooo:paragraph-rsid="001727be"/>
    </style:style>
    <style:style style:name="P5" style:family="paragraph" style:parent-style-name="Standard">
      <style:text-properties officeooo:rsid="001727be" officeooo:paragraph-rsid="00115582"/>
    </style:style>
    <style:style style:name="P6" style:family="paragraph" style:parent-style-name="Text_20_body">
      <style:text-properties officeooo:rsid="001727be" officeooo:paragraph-rsid="001727be"/>
    </style:style>
    <style:style style:name="T1" style:family="text">
      <style:text-properties officeooo:rsid="00144d9d"/>
    </style:style>
    <style:style style:name="T2" style:family="text">
      <style:text-properties officeooo:rsid="001604cd"/>
    </style:style>
    <style:style style:name="T3" style:family="text">
      <style:text-properties officeooo:rsid="0018ca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
      <text:p text:style-name="P6"><text:span text:style-name="Strong_20_Emphasis">Dag 1 – 4 juli</text:span><text:line-break/>Vandaag heb ik de bestanden ontvangen en ben ik begonnen met bekijken wat de opdracht precies inhield. Ik heb rustig doorgenomen wat er van mij verwacht werd en nagedacht over wat ik wilde gaan maken. Daarna ben ik begonnen met het opstellen van een globale planning voor mezelf, zodat ik een duidelijk beeld kreeg van de stappen die ik wilde volgen tijdens het maken van het project.</text:p>
      <text:p text:style-name="Text_20_body"><text:span text:style-name="Strong_20_Emphasis">Dag 2 – 7 juli</text:span><text:line-break/>Vandaag ben ik begonnen met het bedenken van een game-idee. Ik heb wat <text:s/><text:span text:style-name="T3">bedracht en </text:span>geprobeerd uit te werken wat ik precies met het idee wilde doen. Hierbij heb ik ook meteen gekeken welke onderdelen nodig zijn om de game überhaupt te kunnen maken. Denk aan de basismechanieken en assets. Aan het eind van de dag heb ik een begin kunnen maken aan de daadwerkelijke game in Unity.</text:p>
      <text:p text:style-name="Text_20_body"><text:span text:style-name="Strong_20_Emphasis">Dag 3 – 8 juli</text:span><text:line-break/>Deze dag heb ik me volledig gericht op het coderen. Ik heb bijna alles in elkaar gezet en ben voor het eerst serieus aan de slag gegaan met Unity. Het was even wennen, maar het ging <text:span text:style-name="T3">wel oke</text:span>. Vrijwel alle basismechanieken van de game zijn vandaag gebouwd, zoals de beweging, interactie en gameplay-logica. Ook heb ik de gebruikersinterface (UI) gemaakt, zodat de game er al wat completer uitziet.</text:p>
      <text:p text:style-name="Text_20_body"><text:span text:style-name="Strong_20_Emphasis">Dag 4 – 9 juli</text:span><text:line-break/>Vandaag ben ik extra vroeg opgestaan om de win- en lose-schermen goed werkend te krijgen. Daarnaast heb ik een resetknop toegevoegd, zodat de speler de game opnieuw kan starten na winst of verlies. Alles werkt nu naar behoren. Vandaag is ook de dag waarop het project gecontroleerd gaat worden, dus ik heb nog even de puntjes op de i gezet.</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 meta:paragraph-count="4" meta:word-count="279" meta:character-count="1558" meta:non-whitespace-character-count="1278"/>
  </office:meta>
</office:document-meta>
</file>